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031f" officeooo:paragraph-rsid="001d031f"/>
    </style:style>
    <style:style style:name="P2" style:family="paragraph" style:parent-style-name="Standard">
      <style:paragraph-properties fo:text-align="center" style:justify-single-word="false"/>
      <style:text-properties officeooo:rsid="001d031f" officeooo:paragraph-rsid="001d031f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d031f" officeooo:paragraph-rsid="001d03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d031f" officeooo:paragraph-rsid="001d031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d98ae" officeooo:paragraph-rsid="001d98a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officeooo:rsid="001d031f" officeooo:paragraph-rsid="001d031f" style:font-size-asian="13pt" style:font-size-complex="13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3pt" officeooo:rsid="001d031f" officeooo:paragraph-rsid="001d031f" style:font-size-asian="13pt" style:font-size-complex="13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3pt" officeooo:rsid="001d031f" officeooo:paragraph-rsid="001d031f" style:font-size-asian="13pt" style:font-size-complex="13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3pt" officeooo:rsid="001d031f" officeooo:paragraph-rsid="001d031f" style:font-size-asian="13pt" style:font-size-complex="13pt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3pt" officeooo:rsid="001d031f" officeooo:paragraph-rsid="001d031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d98ae" officeooo:paragraph-rsid="001d98ae" style:font-size-asian="13pt" style:font-size-complex="13pt"/>
    </style:style>
    <style:style style:name="P12" style:family="paragraph" style:parent-style-name="Standard" style:list-style-name="L5">
      <style:paragraph-properties fo:text-align="justify" style:justify-single-word="false"/>
      <style:text-properties fo:font-size="13pt" officeooo:rsid="001d98ae" officeooo:paragraph-rsid="001d98ae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officeooo:paragraph-rsid="001d031f"/>
    </style:style>
    <style:style style:name="T1" style:family="text">
      <style:text-properties officeooo:rsid="001d031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ee7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e72a" style:font-weight-asian="bold" style:font-weight-complex="bold"/>
    </style:style>
    <style:style style:name="T7" style:family="text">
      <style:text-properties fo:font-weight="bold" officeooo:rsid="001d031f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ASI JOY</text:p>
      <text:p text:style-name="P2"><text:span text:style-name="T6">A</text:span><text:span text:style-name="T5">ddress</text:span>: Road 4 House No 12 Biati Street, Enugu, Enugu State</text:p>
      <text:p text:style-name="P13"><text:span text:style-name="T7">E-Mail:</text:span><text:span text:style-name="T1"> obasijoy750@gmail.com</text:span></text:p>
      <text:p text:style-name="P2"><text:span text:style-name="T5">Phone</text:span>: 08160766515</text:p>
      <text:p text:style-name="P1"/>
      <text:p text:style-name="P1"/>
      <text:p text:style-name="P4">CAREER OBJECTIVES:</text:p>
      <text:p text:style-name="P6">To work in an establisment where my administrative and organizational skills will be maximally utilized as well as facing new changes in my career development.</text:p>
      <text:p text:style-name="P6"/>
      <text:p text:style-name="P4">PERSONAL DATA:</text:p>
      <text:p text:style-name="P6">Date of Birth:<text:tab/><text:tab/><text:tab/>8<text:span text:style-name="T2">th</text:span> January, 1999</text:p>
      <text:p text:style-name="P6">Gender:<text:tab/><text:tab/><text:tab/><text:tab/>Female</text:p>
      <text:p text:style-name="P6">Marital Status:<text:tab/><text:tab/><text:tab/>Single</text:p>
      <text:p text:style-name="P6">State of Origin:<text:tab/><text:tab/><text:tab/>Enugu</text:p>
      <text:p text:style-name="P6">Local Government Area:<text:tab/><text:tab/>Amaola Ohaukwu</text:p>
      <text:p text:style-name="P6">Nationality:<text:tab/><text:tab/><text:tab/><text:tab/>Nigerian</text:p>
      <text:p text:style-name="P6">Religion:<text:tab/><text:tab/><text:tab/><text:tab/>Christianity</text:p>
      <text:p text:style-name="P6">Language Spoken:<text:tab/><text:tab/><text:tab/>English, Igbo</text:p>
      <text:p text:style-name="P6"/>
      <text:p text:style-name="P6"><text:span text:style-name="T5">INSTITUTION ATTENDED</text:span>:<text:tab/><text:tab/><text:tab/><text:tab/><text:tab/><text:span text:style-name="T5">DATE</text:span></text:p>
      <text:list xml:id="list1135428235" text:style-name="L1">
        <text:list-item>
          <text:p text:style-name="P7">Central Primary School, Ebonyi State<text:tab/><text:tab/><text:tab/>2005 – 2011</text:p>
        </text:list-item>
        <text:list-item>
          <text:p text:style-name="P7">Bishop Otabule Convent School, Ebonyi State<text:tab/><text:tab/>2011 – 2017</text:p>
        </text:list-item>
        <text:list-item>
          <text:p text:style-name="P7">Ebonyi State University<text:tab/><text:tab/><text:tab/><text:tab/><text:tab/>2018 – 2022</text:p>
        </text:list-item>
      </text:list>
      <text:p text:style-name="P6"/>
      <text:p text:style-name="P6"><text:span text:style-name="T5">ACADEMIC QUALIFICATION</text:span>:</text:p>
      <text:list xml:id="list940181468" text:style-name="L2">
        <text:list-item>
          <text:p text:style-name="P8">FSLC<text:tab/><text:tab/><text:tab/><text:tab/><text:tab/><text:tab/><text:tab/><text:tab/>2011</text:p>
        </text:list-item>
        <text:list-item>
          <text:p text:style-name="P8">SSCE<text:tab/><text:tab/><text:tab/><text:tab/><text:tab/><text:tab/><text:tab/><text:tab/>2017</text:p>
        </text:list-item>
        <text:list-item>
          <text:p text:style-name="P8">B.Sc<text:tab/><text:tab/><text:tab/><text:tab/><text:tab/><text:tab/><text:tab/><text:tab/>2022</text:p>
        </text:list-item>
      </text:list>
      <text:p text:style-name="P6"/>
      <text:p text:style-name="P6"><text:span text:style-name="T5">SKILLS</text:span>:</text:p>
      <text:list xml:id="list1287546117" text:style-name="L3">
        <text:list-item>
          <text:p text:style-name="P9">Excellent inter-personal skills</text:p>
        </text:list-item>
        <text:list-item>
          <text:p text:style-name="P9">Transparency and integrity</text:p>
        </text:list-item>
        <text:list-item>
          <text:p text:style-name="P9">Ability to work effectively</text:p>
        </text:list-item>
      </text:list>
      <text:p text:style-name="P6"/>
      <text:p text:style-name="P6"><text:span text:style-name="T5">WORK EXPERIENCE</text:span>:</text:p>
      <text:list xml:id="list144753479" text:style-name="L4">
        <text:list-item>
          <text:p text:style-name="P10">FOA Stores<text:tab/><text:tab/><text:tab/><text:tab/>Sales Representative</text:p>
        </text:list-item>
        <text:list-item>
          <text:p text:style-name="P10">Uban &amp; Co Law Firm<text:tab/><text:tab/>Secretary</text:p>
        </text:list-item>
        <text:list-item>
          <text:p text:style-name="P10">Russand Pharmacy<text:tab/><text:tab/><text:tab/>Cashier</text:p>
        </text:list-item>
      </text:list>
      <text:p text:style-name="P6"/>
      <text:p text:style-name="P11"><text:span text:style-name="T5">HOBBIES</text:span>:</text:p>
      <text:list xml:id="list3569452037" text:style-name="L5">
        <text:list-item>
          <text:p text:style-name="P12">Music</text:p>
        </text:list-item>
        <text:list-item>
          <text:p text:style-name="P12">Reading</text:p>
        </text:list-item>
        <text:list-item>
          <text:p text:style-name="P12">Football</text:p>
        </text:list-item>
      </text:list>
      <text:p text:style-name="P11"/>
      <text:p text:style-name="P11"><text:span text:style-name="T5">REFEREE</text:span>:</text:p>
      <text:p text:style-name="P5">Mrs Florence Ukwa<text:tab/><text:tab/><text:tab/><text:tab/><text:tab/><text:tab/>Mr John Klebeti</text:p>
      <text:p text:style-name="P11">07069711292<text:tab/><text:tab/><text:tab/><text:tab/><text:tab/><text:tab/><text:tab/>070337356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3:02:40.646808175</meta:creation-date>
    <dc:date>2023-02-06T13:31:57.348199955</dc:date>
    <meta:editing-duration>PT7M22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38" meta:word-count="159" meta:character-count="1085" meta:non-whitespace-character-count="909"/>
  </office:meta>
</office:document-meta>
</file>